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fo:language="ru" fo:country="RU" officeooo:paragraph-rsid="000567ca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0" fo:widows="0" fo:text-indent="0cm" style:auto-text-indent="false" style:text-autospace="none"/>
      <style:text-properties fo:language="ru" fo:country="RU" officeooo:rsid="00991a14" officeooo:paragraph-rsid="00991a14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2pt" fo:language="ru" fo:country="RU" officeooo:rsid="000ba844" officeooo:paragraph-rsid="001766fd" style:font-name-asian="DejaVu Sans" style:font-size-asian="12pt" style:font-name-complex="Lohit Hindi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4pt" fo:language="ru" fo:country="RU" officeooo:rsid="001766fd" officeooo:paragraph-rsid="001766fd" style:font-size-asian="14pt" style:font-size-complex="14pt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4pt" fo:language="ru" fo:country="RU" officeooo:rsid="00969dbe" officeooo:paragraph-rsid="00969dbe" style:font-size-asian="14pt" style:font-size-complex="14pt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1766fd" officeooo:paragraph-rsid="001766fd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89ae4c" officeooo:paragraph-rsid="0089ae4c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89ae4c" officeooo:paragraph-rsid="0087d5b6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9a7766" officeooo:paragraph-rsid="009a7766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font-size="14pt" fo:language="ru" fo:country="RU" officeooo:rsid="001766fd" officeooo:paragraph-rsid="001766fd" style:font-size-asian="14p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font-size="14pt" fo:language="ru" fo:country="RU" officeooo:paragraph-rsid="001766fd" style:font-size-asian="14p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fo:break-before="page" style:text-autospace="none"/>
      <style:text-properties fo:language="ru" fo:country="RU" officeooo:rsid="0089ae4c" officeooo:paragraph-rsid="0089ae4c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fo:break-before="page" style:text-autospace="none"/>
      <style:text-properties fo:language="ru" fo:country="RU" officeooo:rsid="009a7766" officeooo:paragraph-rsid="009a7766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991a14" officeooo:paragraph-rsid="00991a14"/>
    </style:style>
    <style:style style:name="P16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font-variant="normal" fo:text-transform="none" fo:color="#000000" fo:letter-spacing="normal" fo:font-style="normal" fo:font-weight="normal" officeooo:rsid="00978d50" officeooo:paragraph-rsid="00978d50"/>
    </style:style>
    <style:style style:name="P17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font-variant="normal" fo:text-transform="none" fo:color="#000000" fo:letter-spacing="normal" fo:font-style="normal" fo:font-weight="normal" officeooo:rsid="00978d50" officeooo:paragraph-rsid="009a7766"/>
    </style:style>
    <style:style style:name="P18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font-variant="normal" fo:text-transform="none" fo:color="#000000" fo:letter-spacing="normal" fo:font-style="normal" fo:font-weight="normal" officeooo:rsid="00991a14" officeooo:paragraph-rsid="00991a14"/>
    </style:style>
    <style:style style:name="P19" style:family="paragraph" style:parent-style-name="Standard">
      <style:paragraph-properties fo:margin-left="0cm" fo:margin-right="0cm" fo:text-align="justify" style:justify-single-word="false" fo:orphans="0" fo:widows="0" fo:text-indent="1.251cm" style:auto-text-indent="false" style:text-autospace="none"/>
      <style:text-properties fo:font-size="8pt" fo:language="ru" fo:country="RU" officeooo:paragraph-rsid="000567ca" style:font-size-asian="8pt" style:font-size-complex="8pt"/>
    </style:style>
    <style:style style:name="P20" style:family="paragraph" style:parent-style-name="Standard">
      <style:paragraph-properties fo:text-align="center" style:justify-single-word="false" fo:orphans="0" fo:widows="0" style:text-autospace="none"/>
      <style:text-properties fo:language="ru" fo:country="RU" officeooo:paragraph-rsid="000567ca"/>
    </style:style>
    <style:style style:name="P21" style:family="paragraph" style:parent-style-name="Standard">
      <style:paragraph-properties fo:orphans="0" fo:widows="0" style:text-autospace="none"/>
      <style:text-properties fo:language="ru" fo:country="RU" officeooo:paragraph-rsid="000567ca"/>
    </style:style>
    <style:style style:name="P22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paragraph-rsid="000567ca" style:font-size-asian="14pt" style:font-size-complex="14pt"/>
    </style:style>
    <style:style style:name="P23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057296" officeooo:paragraph-rsid="00057296" style:font-size-asian="14pt" style:font-size-complex="14pt"/>
    </style:style>
    <style:style style:name="P24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057296" officeooo:paragraph-rsid="000567ca" style:font-size-asian="14pt" style:font-size-complex="14pt"/>
    </style:style>
    <style:style style:name="P25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fo:language="ru" fo:country="RU" officeooo:paragraph-rsid="000567ca" style:font-size-asian="14pt" style:font-size-complex="14pt"/>
    </style:style>
    <style:style style:name="P26" style:family="paragraph" style:parent-style-name="Standard">
      <style:paragraph-properties fo:orphans="0" fo:widows="0" style:text-autospace="none"/>
      <style:text-properties fo:font-size="14pt" fo:language="ru" fo:country="RU" officeooo:paragraph-rsid="000567ca" style:font-size-asian="14pt" style:font-size-complex="14pt"/>
    </style:style>
    <style:style style:name="P27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94a48f" officeooo:paragraph-rsid="0094a48f" style:font-size-asian="14pt" style:font-size-complex="14pt"/>
    </style:style>
    <style:style style:name="P28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paragraph-rsid="000567ca" style:font-size-asian="14pt"/>
    </style:style>
    <style:style style:name="P29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fo:language="ru" fo:country="RU" officeooo:paragraph-rsid="000567ca" style:font-size-asian="14pt"/>
    </style:style>
    <style:style style:name="P30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fo:font-weight="bold" officeooo:paragraph-rsid="000567ca" style:font-size-asian="14pt" style:font-weight-asian="bold"/>
    </style:style>
    <style:style style:name="P31" style:family="paragraph" style:parent-style-name="Standard">
      <style:paragraph-properties fo:text-align="center" style:justify-single-word="false" fo:orphans="0" fo:widows="0" style:text-autospace="none"/>
      <style:text-properties fo:font-size="8pt" fo:language="ru" fo:country="RU" officeooo:paragraph-rsid="000567ca" style:font-size-asian="8pt" style:font-size-complex="8pt"/>
    </style:style>
    <style:style style:name="P32" style:family="paragraph" style:parent-style-name="Standard">
      <style:paragraph-properties fo:text-align="center" style:justify-single-word="false" fo:orphans="0" fo:widows="0" style:text-autospace="none"/>
      <style:text-properties fo:font-size="16pt" fo:language="ru" fo:country="RU" fo:font-weight="bold" officeooo:paragraph-rsid="000567ca" style:font-size-asian="16pt" style:font-weight-asian="bold" style:font-size-complex="16pt"/>
    </style:style>
    <style:style style:name="P33" style:family="paragraph" style:parent-style-name="Standard">
      <style:paragraph-properties fo:margin-top="0cm" fo:margin-bottom="0cm" loext:contextual-spacing="false" fo:text-align="center" style:justify-single-word="false" fo:orphans="0" fo:widows="0" style:text-autospace="none"/>
      <style:text-properties fo:language="ru" fo:country="RU" officeooo:paragraph-rsid="000567ca"/>
    </style:style>
    <style:style style:name="P34" style:family="paragraph" style:parent-style-name="Text_20_body">
      <style:text-properties style:font-name="Liberation Serif" fo:font-size="14pt" fo:language="ru" fo:country="RU" style:font-size-asian="14pt" style:font-size-complex="14pt"/>
    </style:style>
    <style:style style:name="P35" style:family="paragraph" style:parent-style-name="Text_20_body">
      <style:text-properties fo:font-size="14pt" officeooo:paragraph-rsid="00969dbe" style:font-size-asian="14pt" style:font-size-complex="14pt"/>
    </style:style>
    <style:style style:name="P36" style:family="paragraph" style:parent-style-name="Text_20_body" style:master-page-name="">
      <style:paragraph-properties style:page-number="auto" fo:break-before="auto" fo:break-after="auto"/>
      <style:text-properties fo:language="ru" fo:country="RU" officeooo:rsid="005e1fe7" officeooo:paragraph-rsid="005e1fe7"/>
    </style:style>
    <style:style style:name="P37" style:family="paragraph" style:parent-style-name="Heading_20_1">
      <style:text-properties fo:font-size="14pt" fo:language="ru" fo:country="RU" style:font-size-asian="14pt" style:font-size-complex="14pt"/>
    </style:style>
    <style:style style:name="P38" style:family="paragraph" style:parent-style-name="Heading_20_1">
      <style:text-properties style:font-name="Liberation Serif" fo:font-size="14pt" fo:language="ru" fo:country="RU" style:font-size-asian="14pt" style:font-size-complex="14pt"/>
    </style:style>
    <style:style style:name="P39" style:family="paragraph" style:parent-style-name="Heading_20_1">
      <style:text-properties fo:language="ru" fo:country="RU"/>
    </style:style>
    <style:style style:name="P40" style:family="paragraph" style:parent-style-name="Heading_20_1" style:list-style-name="">
      <style:paragraph-properties>
        <style:tab-stops>
          <style:tab-stop style:position="2cm"/>
        </style:tab-stops>
      </style:paragraph-properties>
      <style:text-properties fo:language="ru" fo:country="RU"/>
    </style:style>
    <style:style style:name="P41" style:family="paragraph" style:parent-style-name="Heading_20_1">
      <style:paragraph-properties fo:break-before="page"/>
      <style:text-properties style:font-name="Liberation Serif" fo:font-size="14pt" officeooo:rsid="007f969b" officeooo:paragraph-rsid="005e1fe7" style:font-size-asian="14pt" style:font-size-complex="14pt"/>
    </style:style>
    <style:style style:name="P42" style:family="paragraph" style:parent-style-name="Text_20_body" style:master-page-name="First_20_Page">
      <style:paragraph-properties fo:margin-top="0cm" fo:margin-bottom="0cm" loext:contextual-spacing="false" style:page-number="auto"/>
      <style:text-properties fo:language="ru" fo:country="RU" officeooo:paragraph-rsid="000567ca"/>
    </style:style>
    <style:style style:name="P43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font-variant="normal" fo:text-transform="none" fo:color="#000000" fo:letter-spacing="normal" fo:language="ru" fo:country="RU" fo:font-style="normal" fo:font-weight="normal" officeooo:rsid="00991a14" officeooo:paragraph-rsid="00991a14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7406a" style:font-size-asian="14pt" style:font-size-complex="14pt"/>
    </style:style>
    <style:style style:name="T4" style:family="text">
      <style:text-properties fo:font-size="14pt" officeooo:rsid="00303146" style:font-size-asian="14pt" style:font-size-complex="14pt"/>
    </style:style>
    <style:style style:name="T5" style:family="text">
      <style:text-properties fo:font-size="14pt" officeooo:rsid="00312da8" style:font-size-asian="14pt" style:font-size-complex="14pt"/>
    </style:style>
    <style:style style:name="T6" style:family="text">
      <style:text-properties fo:font-size="14pt" officeooo:rsid="0032de9c" style:font-size-asian="14pt" style:font-size-complex="14pt"/>
    </style:style>
    <style:style style:name="T7" style:family="text">
      <style:text-properties fo:font-size="14pt" officeooo:rsid="005d8686" style:font-size-asian="14pt" style:font-size-complex="14pt"/>
    </style:style>
    <style:style style:name="T8" style:family="text">
      <style:text-properties officeooo:rsid="00057296"/>
    </style:style>
    <style:style style:name="T9" style:family="text">
      <style:text-properties style:font-name="Liberation Serif" fo:language="ru" fo:country="RU"/>
    </style:style>
    <style:style style:name="T10" style:family="text">
      <style:text-properties style:font-name="Liberation Serif" fo:language="ru" fo:country="RU" officeooo:rsid="00969dbe"/>
    </style:style>
    <style:style style:name="T11" style:family="text">
      <style:text-properties officeooo:rsid="00991a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22">Федеральное государственное автономное</text:p>
      <text:p text:style-name="P22">образовательное учреждение</text:p>
      <text:p text:style-name="P22">высшего профессионального образования</text:p>
      <text:p text:style-name="P22">«СИБИРСКИЙ ФЕДЕРАЛЬНЫЙ УНИВЕРСИТЕТ»</text:p>
      <text:p text:style-name="P19"/>
      <text:p text:style-name="P23">Институт космических и информационных технологий</text:p>
      <text:p text:style-name="P20"/>
      <text:p text:style-name="P24">Кафедра вычислительной техники</text:p>
      <text:p text:style-name="P20"/>
      <text:p text:style-name="P31"/>
      <text:p text:style-name="P22"/>
      <text:p text:style-name="P22"/>
      <text:p text:style-name="P22"/>
      <text:p text:style-name="P22"/>
      <text:p text:style-name="P22"/>
      <text:p text:style-name="P31"/>
      <text:p text:style-name="P30"><text:tab/><text:tab/><text:tab/><text:tab/></text:p>
      <text:p text:style-name="P32">ОТЧЕТ ПО ЛАБОРАТОРНОЙ РАБОТЕ <text:span text:style-name="T8">№6</text:span></text:p>
      <text:p text:style-name="P32"/>
      <text:p text:style-name="P27">Разделяемая память</text:p>
      <text:p text:style-name="P28"/>
      <text:p text:style-name="P28"/>
      <text:p text:style-name="P29"/>
      <text:p text:style-name="P29"/>
      <text:p text:style-name="P25"/>
      <text:p text:style-name="P25"/>
      <text:p text:style-name="P25"/>
      <text:p text:style-name="P25"/>
      <text:p text:style-name="P25"/>
      <text:p text:style-name="P26"/>
      <text:p text:style-name="P26"/>
      <text:p text:style-name="P26"/>
      <text:p text:style-name="P2"><text:span text:style-name="T1"><text:s text:c="2"/>Преподаватель</text:span><text:span text:style-name="T2"> <text:s text:c="42"/>_________ <text:s text:c="18"/><text:tab/> <text:s text:c="2"/></text:span><text:span text:style-name="T7">Шаров</text:span><text:span text:style-name="T6"> </text:span><text:span text:style-name="T7">В</text:span><text:span text:style-name="T6">.В.</text:span></text:p>
      <text:p text:style-name="P21"><text:span text:style-name="T2"><text:s text:c="70"/></text:span>подпись, дата <text:s text:c="16"/></text:p>
      <text:p text:style-name="P21"/>
      <text:p text:style-name="P2"><text:span text:style-name="T2"><text:s text:c="2"/>Студент</text:span></text:p>
      <text:p text:style-name="P21"><text:s text:c="18"/></text:p>
      <text:p text:style-name="P21"/>
      <text:p text:style-name="P21"/>
      <text:p text:style-name="P28"/>
      <text:p text:style-name="P28"/>
      <text:p text:style-name="P28"/>
      <text:p text:style-name="P28"/>
      <text:p text:style-name="P28"/>
      <text:p text:style-name="P28"/>
      <text:p text:style-name="P33"><text:span text:style-name="T2">Красноярск 20</text:span><text:span text:style-name="T3">1</text:span><text:span text:style-name="T7">7</text:span></text:p>
      <text:h text:style-name="P37" text:outline-level="1"><text:soft-page-break/>Задание</text:h>
      <text:p text:style-name="P12"/>
      <text:p text:style-name="P6">1. Разработать алгоритм решения задания а, с учетом разделения вычислений между несколькими процессами. Для обмена информацией между процессами использовать разделяемую память.</text:p>
      <text:p text:style-name="P6">2. Разработать алгоритм решения задания б лабораторной работы 3, используя для обмена данными не именованные каналы, а разделяемую память.</text:p>
      <text:p text:style-name="P6">3. Разработать алгоритм решения задания б, с учетом разделения вычислений между несколькими потоками.</text:p>
      <text:p text:style-name="P6">4. Реализовать алгоритмы решения трех задач и протестировать на нескольких примерах.</text:p>
      <text:p text:style-name="P6">5. Посмотреть в динамике работу разделяемой памяти, используя команду ipcs -m.</text:p>
      <text:p text:style-name="P6">Задания варианта:</text:p>
      <text:p text:style-name="P6">1. а) Найти максимальный элемент из минимальных элементов в каждой строке матрицы А. Входные данные: целое положительное число n, целое положительное число к, массив чисел от А размерности nxк. Использовать n или n+1 процессов для решения задачи.</text:p>
      <text:p text:style-name="P6">б) Задан массив односвязных списков. Вывести на экран список, содержащий максимальное количество положительных чисел </text:p>
      <text:p text:style-name="P5"/>
      <text:h text:style-name="P38" text:outline-level="1">Цель работы </text:h>
      <text:p text:style-name="P34"><text:tab/></text:p>
      <text:p text:style-name="P35"><text:span text:style-name="T9"><text:tab/></text:span><text:span text:style-name="T10">Изучить общие принципы работы с основными средствами межпроцессной коммуникации. Научиться создавать многопроцессные алгоритмы с общей разделяемой памятью. Познакомиться с легковесными процессами – потоками</text:span></text:p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h text:style-name="P40" text:outline-level="1"/>
      <text:h text:style-name="P41" text:outline-level="1" text:is-list-header="true"/>
      <text:p text:style-name="P36"/>
      <text:h text:style-name="P39" text:outline-level="1">Код программы </text:h>
      <text:p text:style-name="P8">1.сpp</text:p>
      <text:p text:style-name="P16">#include &lt;iostream&gt;</text:p>
      <text:p text:style-name="P16">#include &lt;stdio.h&gt;</text:p>
      <text:p text:style-name="P16">#include &lt;unistd.h&gt;</text:p>
      <text:p text:style-name="P16">#include &lt;sys/ipc.h&gt;</text:p>
      <text:p text:style-name="P16">#include &lt;sys/shm.h&gt;</text:p>
      <text:p text:style-name="P16">#include &lt;sys/wait.h&gt;</text:p>
      <text:p text:style-name="P16">using namespace std;</text:p>
      <text:p text:style-name="P16">struct mymem{ int sum;} *mem_sum;</text:p>
      <text:p text:style-name="P16">int main(){</text:p>
      <text:p text:style-name="P16"><text:s text:c="4"/>int n,k;</text:p>
      <text:p text:style-name="P16"><text:s text:c="4"/>int shmid = shmget(IPC_PRIVATE, 2, IPC_CREAT|0666) ;</text:p>
      <text:p text:style-name="P16"><text:s text:c="4"/>if (shmid &lt; 0 ) { fprintf(stdout,"\n Ошибка") ; return 0 ; }</text:p>
      <text:p text:style-name="P16"><text:s text:c="4"/>mem_sum = (mymem *)shmat(shmid,NULL,0) ;</text:p>
      <text:p text:style-name="P16"><text:s text:c="4"/>cout &lt;&lt; "Enter n:"; cin &gt;&gt;n;</text:p>
      <text:p text:style-name="P16"><text:s text:c="4"/>cout &lt;&lt; "Enter k:"; cin &gt;&gt;k;</text:p>
      <text:p text:style-name="P16"><text:s text:c="4"/>mem_sum-&gt;sum = INT8_MIN;</text:p>
      <text:p text:style-name="P16"><text:s text:c="4"/>for(int i=0;i&lt;k;++i) {</text:p>
      <text:p text:style-name="P16"><text:s text:c="8"/>if ( fork() == 0) {</text:p>
      <text:p text:style-name="P16"><text:s text:c="12"/>int min,temp;</text:p>
      <text:p text:style-name="P16"><text:s text:c="12"/>cin &gt;&gt; min;</text:p>
      <text:p text:style-name="P16"><text:s text:c="12"/>for (int j=0 ; j&lt;n-1 ; j++){</text:p>
      <text:p text:style-name="P16"><text:s text:c="16"/>cin &gt;&gt; temp;</text:p>
      <text:p text:style-name="P16"><text:s text:c="16"/>min = (temp &lt; min ? temp : min); }</text:p>
      <text:p text:style-name="P16"><text:s text:c="12"/>mem_sum-&gt;sum = (mem_sum-&gt;sum &lt; min ? min: mem_sum-&gt;sum);</text:p>
      <text:p text:style-name="P16"><text:s text:c="11"/>return 0;}</text:p>
      <text:p text:style-name="P16"><text:s text:c="8"/>wait(NULL); }</text:p>
      <text:p text:style-name="P16"><text:s text:c="4"/>fprintf(stdout,"\nРезультат = <text:s/>%d\n",mem_sum-&gt;sum);</text:p>
      <text:p text:style-name="P17"><text:s text:c="4"/>return 1;</text:p>
      <text:p text:style-name="P17">}</text:p>
      <text:p text:style-name="P9"/>
      <text:p text:style-name="P13">2-<text:span text:style-name="T11">1</text:span>.cpp</text:p>
      <text:p text:style-name="P15">#include &lt;iostream&gt;</text:p>
      <text:p text:style-name="P15">#include &lt;stdio.h&gt;</text:p>
      <text:p text:style-name="P15">#include &lt;unistd.h&gt;</text:p>
      <text:p text:style-name="P15">#include &lt;sys/ipc.h&gt;</text:p>
      <text:p text:style-name="P15">#include &lt;sys/shm.h&gt;</text:p>
      <text:p text:style-name="P15">#include &lt;sys/wait.h&gt;</text:p>
      <text:p text:style-name="P15">using namespace std;</text:p>
      <text:p text:style-name="P15">struct mymem{ int sum;} *mem_sum;</text:p>
      <text:p text:style-name="P3"><text:tab/>int main(){</text:p>
      <text:p text:style-name="P15"><text:s text:c="4"/>int n;</text:p>
      <text:p text:style-name="P15"><text:s text:c="4"/>key_t ipckey;</text:p>
      <text:p text:style-name="P15"><text:s text:c="4"/>ipckey=ftok("/tmp",41);</text:p>
      <text:p text:style-name="P15"><text:s text:c="4"/>int shmid = shmget(ipckey, 2, IPC_CREAT|0666) ;</text:p>
      <text:p text:style-name="P15"><text:s text:c="4"/>if (shmid &lt; 0 ) { fprintf(stdout,"\n Ошибка") ; return 0 ; }</text:p>
      <text:p text:style-name="P15"><text:s text:c="4"/>mem_sum = (mymem *)shmat(shmid,NULL,0) ;</text:p>
      <text:p text:style-name="P15"><text:s text:c="4"/>cout &lt;&lt; "Enter n:"; cin &gt;&gt;n;</text:p>
      <text:p text:style-name="P15"><text:s text:c="4"/>mem_sum-&gt;sum = n;</text:p>
      <text:p text:style-name="P3"><text:s text:c="3"/><text:tab/> <text:s text:c="3"/>return 1;}</text:p>
      <text:p text:style-name="P15">2-2.сpp</text:p>
      <text:p text:style-name="P18">#include &lt;iostream&gt;</text:p>
      <text:p text:style-name="P18">#include &lt;stdio.h&gt;</text:p>
      <text:p text:style-name="P18">#include &lt;unistd.h&gt;</text:p>
      <text:p text:style-name="P18">#include &lt;sys/ipc.h&gt;</text:p>
      <text:p text:style-name="P18">#include &lt;sys/shm.h&gt;</text:p>
      <text:p text:style-name="P18">#include &lt;sys/wait.h&gt;</text:p>
      <text:p text:style-name="P18">using namespace std;</text:p>
      <text:p text:style-name="P18">struct mymem{ int sum;} *mem_sum;</text:p>
      <text:p text:style-name="P18">int main(){</text:p>
      <text:p text:style-name="P18"><text:tab/>key_t ipckey;</text:p>
      <text:p text:style-name="P18"><text:tab/>ipckey=ftok("/tmp",41);</text:p>
      <text:p text:style-name="P18"><text:tab/>int shmid = shmget(ipckey, 2, IPC_CREAT|0666) ;</text:p>
      <text:p text:style-name="P18"><text:tab/>if (shmid &lt; 0 ) { fprintf(stdout,"\n Ошибка") ; return 0 ; }</text:p>
      <text:p text:style-name="P18"><text:tab/>mem_sum = (mymem *)shmat(shmid,NULL,0) ;</text:p>
      <text:p text:style-name="P18"><text:tab/>mem_sum-&gt;sum *=2 ;</text:p>
      <text:p text:style-name="P18"><text:tab/>return 1;}</text:p>
      <text:p text:style-name="P15">2-3.cpp</text:p>
      <text:p text:style-name="P43">#include &lt;iostream&gt;</text:p>
      <text:p text:style-name="P43">#include &lt;stdio.h&gt;</text:p>
      <text:p text:style-name="P43">#include &lt;unistd.h&gt;</text:p>
      <text:p text:style-name="P43">#include &lt;sys/ipc.h&gt;</text:p>
      <text:p text:style-name="P43">#include &lt;sys/shm.h&gt;</text:p>
      <text:p text:style-name="P43">#include &lt;sys/wait.h&gt;</text:p>
      <text:p text:style-name="P43">using namespace std;</text:p>
      <text:p text:style-name="P43">struct mymem{ int sum;} *mem_sum;</text:p>
      <text:p text:style-name="P43">int main(){</text:p>
      <text:p text:style-name="P43"><text:tab/>key_t ipckey;</text:p>
      <text:p text:style-name="P43"><text:tab/>ipckey=ftok("/tmp",41);</text:p>
      <text:p text:style-name="P43"><text:tab/>int shmid = shmget(ipckey, 2, IPC_CREAT|0666) ;</text:p>
      <text:p text:style-name="P43"><text:tab/>if (shmid &lt; 0 ) { fprintf(stdout,"\n Ошибка") ; return 0 ; }</text:p>
      <text:p text:style-name="P43"><text:tab/>mem_sum = (mymem *)shmat(shmid,NULL,0) ;</text:p>
      <text:p text:style-name="P43"><text:tab/>cout &lt;&lt; mem_sum-&gt;sum;</text:p>
      <text:p text:style-name="P43"><text:tab/>return 1;}</text:p>
      <text:p text:style-name="P10"/>
      <text:p text:style-name="P14">3.cpp</text:p>
      <text:p text:style-name="P10">#include &lt;stdio.h&gt;</text:p>
      <text:p text:style-name="P10">#include &lt;sched.h&gt;</text:p>
      <text:p text:style-name="P10">#include &lt;unistd.h&gt;</text:p>
      <text:p text:style-name="P10">#include &lt;vector&gt;</text:p>
      <text:p text:style-name="P10">#include &lt;cstdlib&gt;</text:p>
      <text:p text:style-name="P10">#include &lt;ctime&gt;</text:p>
      <text:p text:style-name="P10">#include &lt;iostream&gt;</text:p>
      <text:p text:style-name="P10">using namespace std;</text:p>
      <text:p text:style-name="P10">#define NUMSTACK 5000</text:p>
      <text:p text:style-name="P10">vector&lt;int&gt; A[100] ; </text:p>
      <text:p text:style-name="P10">int MAX=0,iMAX =0;</text:p>
      <text:p text:style-name="P10">char stack[4][ NUMSTACK] ; </text:p>
      <text:p text:style-name="P10">int func(void *param) <text:s/>{</text:p>
      <text:p text:style-name="P10">int <text:s/>i ;int p =*(int *)param;</text:p>
      <text:p text:style-name="P10">p=p*25 ;</text:p>
      <text:p text:style-name="P10">int positive = 0, ipos = 0;</text:p>
      <text:p text:style-name="P10">for(i=p ; i&lt;p+25 ; i++){</text:p>
      <text:p text:style-name="P10">int tempPosSum =0;</text:p>
      <text:p text:style-name="P10">cout &lt;&lt; i+1 &lt;&lt; ": ";</text:p>
      <text:p text:style-name="P10">for(int j :A[i]) {</text:p>
      <text:p text:style-name="P10">cout &lt;&lt; j &lt;&lt; " ";</text:p>
      <text:p text:style-name="P10">if(j&gt;0) tempPosSum+=j;}</text:p>
      <text:p text:style-name="P10">if(tempPosSum&gt;positive){</text:p>
      <text:p text:style-name="P10">positive = tempPosSum;</text:p>
      <text:p text:style-name="P10">ipos = i; }</text:p>
      <text:p text:style-name="P10">cout &lt;&lt; " ("&lt;&lt; positive &lt;&lt; ")\n";}</text:p>
      <text:p text:style-name="P10">if(positive &gt; MAX) { MAX = positive; iMAX = ipos;}</text:p>
      <text:p text:style-name="P10">return 1 ;}</text:p>
      <text:p text:style-name="P10">int <text:s/>main(){</text:p>
      <text:p text:style-name="P10">srand(time(0));</text:p>
      <text:p text:style-name="P10">vector&lt;int&gt; temp;</text:p>
      <text:p text:style-name="P10">for(int i=0;i&lt;100;++i){</text:p>
      <text:p text:style-name="P10">for(int i=0;i&lt;5;i++) <text:s/>temp.push_back(rand()%1000);</text:p>
      <text:p text:style-name="P10">A[i] = temp;</text:p>
      <text:p text:style-name="P10">temp.clear(); }</text:p>
      <text:p text:style-name="P10">int param[4];</text:p>
      <text:p text:style-name="P10">for(int i=0 ; i&lt;3 ; i++){</text:p>
      <text:p text:style-name="P10">param[i]=i ;</text:p>
      <text:p text:style-name="P10">char *tostack=stack[i] ;</text:p>
      <text:p text:style-name="P10">clone(func,(void*)( tostack+ NUMSTACK -1),CLONE_VM, (void *)(param+i)) ;</text:p>
      <text:p text:style-name="P10">sleep(1); }</text:p>
      <text:p text:style-name="P10">param[3]=3 ;</text:p>
      <text:p text:style-name="P10">char* tostack = stack[3] ;</text:p>
      <text:p text:style-name="P10">clone(func,(void*)( tostack+ NUMSTACK -1), CLONE_VM|CLONE_VFORK, (void *)<text:tab/>(param+3)) ;</text:p>
      <text:p text:style-name="P10">fprintf (stdout,"\nПервая самая большая сумма найдена в строке %d: \n",iMAX+1) ;</text:p>
      <text:p text:style-name="P10">for(int i: A[iMAX]) cout &lt;&lt; i &lt;&lt; " ";</text:p>
      <text:p text:style-name="P10">cout &lt;&lt; " (" &lt;&lt; MAX &lt;&lt; ")\n";</text:p>
      <text:p text:style-name="P10">return 1 ;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2cm"/>
        </style:tab-stops>
      </style:paragraph-properties>
      <style:text-properties style:font-name="Liberation Serif1" fo:font-family="'Liberation Serif'" style:font-style-name="Bold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Text_20_body" style:class="extra"/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ko </meta:initial-creator>
    <meta:creation-date>2015-09-09T16:45:34</meta:creation-date>
    <dc:date>2017-03-13T23:50:09.558000000</dc:date>
    <dc:creator>Семён Андреевич Муравьёв</dc:creator>
    <meta:editing-duration>P1DT7H18M31S</meta:editing-duration>
    <meta:editing-cycles>40</meta:editing-cycles>
    <meta:generator>LibreOffice/5.0.1.2$Windows_x86 LibreOffice_project/81898c9f5c0d43f3473ba111d7b351050be20261</meta:generator>
    <meta:document-statistic meta:table-count="0" meta:image-count="0" meta:object-count="0" meta:page-count="5" meta:paragraph-count="160" meta:word-count="675" meta:character-count="5030" meta:non-whitespace-character-count="4123"/>
  </office:meta>
</office:document-meta>
</file>